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e3d" officeooo:paragraph-rsid="000fce3d"/>
    </style:style>
    <style:style style:name="P2" style:family="paragraph" style:parent-style-name="Standard">
      <style:text-properties officeooo:rsid="0010521c" officeooo:paragraph-rsid="0010521c"/>
    </style:style>
    <style:style style:name="P3" style:family="paragraph" style:parent-style-name="Standard">
      <style:text-properties style:text-underline-style="solid" style:text-underline-width="auto" style:text-underline-color="font-color" officeooo:rsid="000fce3d" officeooo:paragraph-rsid="000fce3d"/>
    </style:style>
    <style:style style:name="T1" style:family="text">
      <style:text-properties officeooo:rsid="0010521c"/>
    </style:style>
    <style:style style:name="T2" style:family="text">
      <style:text-properties officeooo:rsid="0010e07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27752"/>
    </style:style>
    <style:style style:name="T5" style:family="text">
      <style:text-properties officeooo:rsid="00152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to d’italiano: concordance des temps</text:h>
      <text:h text:style-name="Heading_20_3" text:outline-level="3">I hypothèse de la réalité à l’indicatif</text:h>
      <text:p text:style-name="P1"/>
      <text:p text:style-name="P3">Traduire:</text:p>
      <text:p text:style-name="P1"/>
      <text:p text:style-name="P1">1- Si vous prenez le bus, vous arriverez plus tôt.</text:p>
      <text:p text:style-name="P1">2- S’il ont une possibilité de travail, ils iront à l’étranger</text:p>
      <text:p text:style-name="P1">3- Si c’est nécessaire, nous devrons le faire</text:p>
      <text:p text:style-name="P1">4- Si je vois Giulia, je la saluerai</text:p>
      <text:p text:style-name="P1">5- S’ils ont le temps <text:span text:style-name="T4">ils </text:span>iront à Naples</text:p>
      <text:p text:style-name="P1"/>
      <text:h text:style-name="Heading_20_3" text:outline-level="3">II Traduction de “comme si” → come se</text:h>
      <text:p text:style-name="P1"/>
      <text:p text:style-name="P1">1<text:span text:style-name="T1">)</text:span> Si sente strano comese (lui – essere)</text:p>
      <text:p text:style-name="P1">2<text:span text:style-name="T1">)</text:span> E come se qualcuno (decidere)</text:p>
      <text:p text:style-name="P1">3<text:span text:style-name="T1">)</text:span> Mi parla come se (lui - avere)</text:p>
      <text:p text:style-name="P1"/>
      <text:h text:style-name="Heading_20_3" text:outline-level="3">III Transformez ces phrases à l’imparfait. Respectez la concordance des temps</text:h>
      <text:p text:style-name="P1"/>
      <text:p text:style-name="P1">1) <text:span text:style-name="T3">Credo</text:span> che tu non <text:span text:style-name="T3">conosca</text:span> il problema</text:p>
      <text:p text:style-name="P1">2) Non <text:span text:style-name="T3">è</text:span> sicuro che tutti <text:span text:style-name="T3">capiscano</text:span></text:p>
      <text:p text:style-name="P1">3) <text:span text:style-name="T3">Ritengo</text:span> che non sia <text:span text:style-name="T3">opportuno</text:span></text:p>
      <text:p text:style-name="P1">4) <text:span text:style-name="T3">Bisogna</text:span> che loro <text:span text:style-name="T3">vadano</text:span> al selone dello studente</text:p>
      <text:p text:style-name="P1">5<text:span text:style-name="T1">)</text:span> <text:span text:style-name="T3">Spero</text:span> che loro <text:span text:style-name="T3">dicano</text:span> la verità</text:p>
      <text:p text:style-name="P1"/>
      <text:h text:style-name="Heading_20_3" text:outline-level="3">IV Hypothèse de la possibilité</text:h>
      <text:p text:style-name="P1"/>
      <text:p text:style-name="P3">Traduire:</text:p>
      <text:p text:style-name="P1"/>
      <text:p text:style-name="P1">1- Si je pouvais j’irais voir ce film</text:p>
      <text:p text:style-name="P1">2- S’ils avaient le temps ils pourraient venir</text:p>
      <text:p text:style-name="P1">3- Si nous étions libres nous viendrions</text:p>
      <text:p text:style-name="P1">4- Si tu voyais le trailer tu comprendrais</text:p>
      <text:p text:style-name="P1"/>
      <text:h text:style-name="Heading_20_3" text:outline-level="3">V Hypothèses irréalisables</text:h>
      <text:p text:style-name="P2"/>
      <text:p text:style-name="P2">1) Si j’avais pu, je serais venu</text:p>
      <text:p text:style-name="P2">2) Si tu avais g<text:span text:style-name="T2">a</text:span>gné de l’<text:span text:style-name="T5">a</text:span>rgent, comment l’aurais-tu dépensé</text:p>
      <text:p text:style-name="P2">3) Si tu avais du étudier à l’étranger où serais-tu allé</text:p>
      <text:p text:style-name="P2">4) Si nous n’avions pas été fatigués, nous serions ven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9T20:38:17.891000000</meta:creation-date>
    <dc:date>2025-01-29T21:43:13.490000000</dc:date>
    <meta:editing-duration>PT54M23S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9" meta:word-count="214" meta:character-count="1168" meta:non-whitespace-character-count="982"/>
  </office:meta>
</office:document-meta>
</file>